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Questão 1</text:p>
      <text:p text:style-name="Standard"/>
      <text:p text:style-name="Standard">Program nomedeusuario;</text:p>
      <text:p text:style-name="Standard"/>
      <text:p text:style-name="Standard">var nome: string;</text:p>
      <text:p text:style-name="Standard"/>
      <text:p text:style-name="Standard">begin</text:p>
      <text:p text:style-name="Standard"/>
      <text:p text:style-name="Standard"><text:tab/>writeln('Digite o seu nome');</text:p>
      <text:p text:style-name="Standard"><text:tab/>read(nome);</text:p>
      <text:p text:style-name="Standard"><text:tab/>writeln('Olá, ', nome ,' seja bem vindo!');</text:p>
      <text:p text:style-name="Standard"><text:tab/></text:p>
      <text:p text:style-name="Standard">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Questão 2:</text:p>
      <text:p text:style-name="P3"/>
      <text:p text:style-name="Standard">Program Leituradenumerosinteiros;</text:p>
      <text:p text:style-name="Standard"/>
      <text:p text:style-name="Standard">var soma, n1, n2:<text:s/>integer;</text:p>
      <text:p text:style-name="Standard"/>
      <text:p text:style-name="Standard">begin</text:p>
      <text:p text:style-name="Standard"/>
      <text:p text:style-name="Standard"><text:tab/>writeln('Digite um número inteiro qualquer');</text:p>
      <text:p text:style-name="Standard"><text:tab/>read(n1);</text:p>
      <text:p text:style-name="Standard"><text:tab/>writeln('Digite um número inteiro qualquer diferente do anterior');</text:p>
      <text:p text:style-name="Standard"><text:tab/>read(n2);</text:p>
      <text:p text:style-name="Standard"><text:tab/>soma:= n1 + n2;</text:p>
      <text:p text:style-name="Standard"><text:tab/>writeln (n1, '+', n2 , ' = ' , n1 + n2);</text:p>
      <text:p text:style-name="Standard"><text:tab/></text:p>
      <text:p text:style-name="Standard">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ão 3:</text:p>
      <text:p text:style-name="Standard"/>
      <text:p text:style-name="Standard">Program lernumerointeiro;</text:p>
      <text:p text:style-name="Standard"/>
      <text:p text:style-name="Standard">var numero: integer;</text:p>
      <text:p text:style-name="Standard"/>
      <text:p text:style-name="Standard">begin</text:p>
      <text:p text:style-name="Standard"><text:tab/>writeln('digite um numero inteiro');</text:p>
      <text:p text:style-name="Standard"><text:tab/>readln(numero);</text:p>
      <text:p text:style-name="Standard"><text:tab/>if numero &gt; 0 then</text:p>
      <text:p text:style-name="Standard"><text:tab/><text:s text:c="3"/>writeln('numero positivo')</text:p>
      <text:p text:style-name="Standard"><text:tab/>else</text:p>
      <text:p text:style-name="Standard"><text:tab/><text:s text:c="4"/>if numero &lt; 0 then</text:p>
      <text:p text:style-name="Standard"><text:tab/><text:s text:c="4"/>writeln('numero negativo')</text:p>
      <text:p text:style-name="Standard"><text:s text:c="4"/>else</text:p>
      <text:p text:style-name="Standard"><text:tab/><text:s text:c="4"/>writeln('numero igual a 0');</text:p>
      <text:p text:style-name="Standard"/>
      <text:p text:style-name="Standard">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ão 4:</text:p>
      <text:p text:style-name="Standard"/>
      <text:p text:style-name="Standard">Program imprimirde1ate30;</text:p>
      <text:p text:style-name="Standard"/>
      <text:p text:style-name="Standard">var i : integer;</text:p>
      <text:p text:style-name="Standard"/>
      <text:p text:style-name="Standard">begin</text:p>
      <text:p text:style-name="Standard"><text:tab/>i:= 1;</text:p>
      <text:p text:style-name="Standard"><text:tab/>while i &lt;= 30 do</text:p>
      <text:p text:style-name="Standard"><text:tab/>begin</text:p>
      <text:p text:style-name="Standard"><text:tab/>writeln (i);</text:p>
      <text:p text:style-name="Standard"><text:tab/>i:= i + 1;</text:p>
      <text:p text:style-name="Standard"><text:tab/>end;</text:p>
      <text:p text:style-name="Standard"><text:tab/></text:p>
      <text:p text:style-name="Standard"/>
      <text:p text:style-name="Standard">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ão 5:</text:p>
      <text:p text:style-name="Standard"/>
      <text:p text:style-name="Standard">Program somaN;</text:p>
      <text:p text:style-name="Standard">var n, m: integer;</text:p>
      <text:p text:style-name="Standard">begin</text:p>
      <text:p text:style-name="Standard"><text:s text:c="4"/>n:= 0;</text:p>
      <text:p text:style-name="Standard"><text:s text:c="4"/>m:= 0;</text:p>
      <text:p text:style-name="Standard"><text:s text:c="4"/>write('digite um numero inteiro');</text:p>
      <text:p text:style-name="Standard"><text:s text:c="4"/>read(n);</text:p>
      <text:p text:style-name="Standard"><text:s text:c="4"/>while n &gt; 0 do</text:p>
      <text:p text:style-name="Standard"><text:s text:c="4"/>begin</text:p>
      <text:p text:style-name="Standard"><text:s text:c="12"/>m := n + m;</text:p>
      <text:p text:style-name="Standard"><text:s text:c="12"/>n:= n - 1;</text:p>
      <text:p text:style-name="Standard"><text:s text:c="12"/></text:p>
      <text:p text:style-name="Standard"><text:s text:c="4"/>end;</text:p>
      <text:p text:style-name="Standard"><text:s text:c="4"/>writeln('A soma dos numeros ate', n , 'e:' , m);</text:p>
      <text:p text:style-name="Standard"><text:s text:c="4"/>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na beatriz da mata negro</dc:creator>
    <meta:creation-date>2025-11-07T16:42:00Z</meta:creation-date>
    <dc:date>2025-11-08T15:04:00Z</dc:date>
    <meta:template xlink:href="Normal" xlink:type="simple"/>
    <meta:editing-cycles>3</meta:editing-cycles>
    <meta:editing-duration>PT60S</meta:editing-duration>
    <meta:document-statistic meta:page-count="1" meta:paragraph-count="2" meta:word-count="187" meta:character-count="1196" meta:row-count="8" meta:non-whitespace-character-count="1011"/>
  </office:meta>
</office:document-meta>
</file>